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2" draw:layer="layout" svg:width="25.199cm" svg:height="17.936cm" svg:x="1.4cm" svg:y="0.837cm" presentation:class="subtitle">
          <draw:text-box>
            <text:p text:style-name="P1"><text:span text:style-name="T1">Funksjonell programme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“Funksjonell programmering”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1. klasse funksjoner</text:p>
              </text:list-item>
              <text:list-item>
                <text:p>Pattern matching</text:p>
              </text:list-item>
              <text:list-item>
                <text:p>Høyere ordens funksjo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unksjonell programmer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urity</text:p>
              </text:list-item>
              <text:list-item>
                <text:p>Matematiske funksjoner har ingen sideeffekter</text:p>
                <text:list>
                  <text:list-item>
                    <text:p>f(x) = 2x + 3</text:p>
                  </text:list-item>
                  <text:list-item>
                    <text:p>y = sin(x)</text:p>
                  </text:list-item>
                </text:list>
              </text:list-item>
              <text:list-item>
                <text:p>Kun immutable objekter (og objektgrafer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 praksis betyr d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e felter skal være immutable</text:p>
              </text:list-item>
              <text:list-item>
                <text:p>Alle metoder skal returnere noe</text:p>
              </text:list-item>
              <text:list-item>
                <text:p>Ingen metoder skal ha sideeffek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Lis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 :: tail</text:p>
              </text:list-item>
              <text:list-item>
                <text:p>Prepender til listens head</text:p>
              </text:list-item>
              <text:list-item>
                <text:p>Andre operasjoner (filter, map, remove, partition...) returnerer ny List inst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scala.collection.immutab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...eller scala.collection.mutable</text:p>
              </text:list-item>
              <text:list-item>
                <text:p>Pick your poiso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nowit-template" presentation:presentation-page-layout-name="AL2T1">
        <draw:frame presentation:style-name="pr3" draw:layer="layout" svg:width="25.199cm" svg:height="3.256cm" svg:x="1.4cm" svg:y="0.962cm" presentation:class="title">
          <draw:text-box>
            <text:p>Scala 2.8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e case classes får copy metode</text:p>
              </text:list-item>
              <text:list-item>
                <text:p>I tillegg får alle konstruktører og metoder</text:p>
                <text:list>
                  <text:list-item>
                    <text:p>default parameters</text:p>
                  </text:list-item>
                  <text:list-item>
                    <text:p>named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draw:frame presentation:style-name="pr3" draw:layer="layout" svg:width="25.199cm" svg:height="3.256cm" svg:x="1.4cm" svg:y="0.962cm" presentation:class="title">
          <draw:text-box>
            <text:p>Strev etter å bli “pure”</text:p>
          </draw:text-box>
        </draw:frame>
        <draw:frame presentation:style-name="pr4" draw:layer="layout" svg:width="26.6cm" svg:height="13.859cm" svg:x="1.4cm" svg:y="4.914cm" presentation:class="outline" presentation:user-transformed="true">
          <draw:text-box>
            <text:list text:style-name="L2">
              <text:list-item>
                <text:p>Trivielt å paralellisere (ingen synkronisering)</text:p>
              </text:list-item>
              <text:list-item>
                <text:p>Vanligvis enklere å finne feil (mindre tilstandsrom)</text:p>
              </text:list-item>
              <text:list-item>
                <text:p>Enklere å tes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6:52:39</meta:creation-date>
    <meta:editing-duration>PT00H59M38S</meta:editing-duration>
    <meta:editing-cycles>16</meta:editing-cycles>
    <meta:generator>OpenOffice.org/3.0$Win32 OpenOffice.org_project/300m9$Build-9358</meta:generator>
    <meta:initial-creator>Alf Kristian Støyle</meta:initial-creator>
    <dc:date>2009-11-09T14:46:53.58</dc:date>
    <dc:creator>Fredrik Vraalsen</dc:creator>
    <meta:document-statistic meta:object-count="53"/>
  </office:meta>
</office:document-meta>
</file>